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For</text:span><text:span text:style-name="T2_9"><text:s/></text:span><text:span text:style-name="T2_10">OneWire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OneWire</text:span><text:span text:style-name="T9_2"><text:tab/></text:span><text:span text:style-name="T9_3">KEYWORD</text:span><text:span text:style-name="T9_4">1</text:span></text:p>
      <text:p text:style-name="P10"/>
      <text:p text:style-name="P11"><text:span text:style-name="T11_1">#######################################</text:span></text:p>
      <text:p text:style-name="P12"><text:span text:style-name="T12_1">#<text:s/></text:span><text:span text:style-name="T12_2">Methods</text:span><text:span text:style-name="T12_3"><text:s/></text:span><text:span text:style-name="T12_4">and</text:span><text:span text:style-name="T12_5"><text:s/></text:span><text:span text:style-name="T12_6">Functions</text:span><text:span text:style-name="T12_7"><text:s/>(</text:span><text:span text:style-name="T12_8">KEYWORD</text:span><text:span text:style-name="T12_9">2)</text:span></text:p>
      <text:p text:style-name="P13"><text:span text:style-name="T13_1">#######################################</text:span></text:p>
      <text:p text:style-name="P14"/>
      <text:p text:style-name="P15"><text:span text:style-name="T15_1">reset</text:span><text:span text:style-name="T15_2"><text:tab/></text:span><text:span text:style-name="T15_3">KEYWORD</text:span><text:span text:style-name="T15_4">2</text:span></text:p>
      <text:p text:style-name="P16"><text:span text:style-name="T16_1">write</text:span><text:span text:style-name="T16_2">_</text:span><text:span text:style-name="T16_3">bit</text:span><text:span text:style-name="T16_4"><text:tab/></text:span><text:span text:style-name="T16_5">KEYWORD</text:span><text:span text:style-name="T16_6">2</text:span></text:p>
      <text:p text:style-name="P17"><text:span text:style-name="T17_1">read</text:span><text:span text:style-name="T17_2">_</text:span><text:span text:style-name="T17_3">bit</text:span><text:span text:style-name="T17_4"><text:tab/></text:span><text:span text:style-name="T17_5">KEYWORD</text:span><text:span text:style-name="T17_6">2</text:span></text:p>
      <text:p text:style-name="P18"><text:span text:style-name="T18_1">write</text:span><text:span text:style-name="T18_2"><text:tab/></text:span><text:span text:style-name="T18_3">KEYWORD</text:span><text:span text:style-name="T18_4">2</text:span></text:p>
      <text:p text:style-name="P19"><text:span text:style-name="T19_1">write</text:span><text:span text:style-name="T19_2">_</text:span><text:span text:style-name="T19_3">bytes</text:span><text:span text:style-name="T19_4"><text:tab/></text:span><text:span text:style-name="T19_5">KEYWORD</text:span><text:span text:style-name="T19_6">2</text:span></text:p>
      <text:p text:style-name="P20"><text:span text:style-name="T20_1">read</text:span><text:span text:style-name="T20_2"><text:tab/></text:span><text:span text:style-name="T20_3">KEYWORD</text:span><text:span text:style-name="T20_4">2</text:span></text:p>
      <text:p text:style-name="P21"><text:span text:style-name="T21_1">read</text:span><text:span text:style-name="T21_2">_</text:span><text:span text:style-name="T21_3">bytes</text:span><text:span text:style-name="T21_4"><text:tab/></text:span><text:span text:style-name="T21_5">KEYWORD</text:span><text:span text:style-name="T21_6">2</text:span></text:p>
      <text:p text:style-name="P22"><text:span text:style-name="T22_1">select</text:span><text:span text:style-name="T22_2"><text:tab/></text:span><text:span text:style-name="T22_3">KEYWORD</text:span><text:span text:style-name="T22_4">2</text:span></text:p>
      <text:p text:style-name="P23"><text:span text:style-name="T23_1">skip</text:span><text:span text:style-name="T23_2"><text:tab/></text:span><text:span text:style-name="T23_3">KEYWORD</text:span><text:span text:style-name="T23_4">2</text:span></text:p>
      <text:p text:style-name="P24"><text:span text:style-name="T24_1">depower</text:span><text:span text:style-name="T24_2"><text:tab/></text:span><text:span text:style-name="T24_3">KEYWORD</text:span><text:span text:style-name="T24_4">2</text:span></text:p>
      <text:p text:style-name="P25"><text:span text:style-name="T25_1">reset</text:span><text:span text:style-name="T25_2">_</text:span><text:span text:style-name="T25_3">search</text:span><text:span text:style-name="T25_4"><text:tab/></text:span><text:span text:style-name="T25_5">KEYWORD</text:span><text:span text:style-name="T25_6">2</text:span></text:p>
      <text:p text:style-name="P26"><text:span text:style-name="T26_1">search</text:span><text:span text:style-name="T26_2"><text:tab/></text:span><text:span text:style-name="T26_3">KEYWORD</text:span><text:span text:style-name="T26_4">2</text:span></text:p>
      <text:p text:style-name="P27"><text:span text:style-name="T27_1">crc</text:span><text:span text:style-name="T27_2">8<text:tab/></text:span><text:span text:style-name="T27_3">KEYWORD</text:span><text:span text:style-name="T27_4">2</text:span></text:p>
      <text:p text:style-name="P28"><text:span text:style-name="T28_1">crc</text:span><text:span text:style-name="T28_2">16<text:tab/></text:span><text:span text:style-name="T28_3">KEYWORD</text:span><text:span text:style-name="T28_4">2</text:span></text:p>
      <text:p text:style-name="P29"><text:span text:style-name="T29_1">check</text:span><text:span text:style-name="T29_2">_</text:span><text:span text:style-name="T29_3">crc</text:span><text:span text:style-name="T29_4">16<text:tab/></text:span><text:span text:style-name="T29_5">KEYWORD</text:span><text:span text:style-name="T29_6">2</text:span></text:p>
      <text:p text:style-name="P30"/>
      <text:p text:style-name="P31"><text:span text:style-name="T31_1">#######################################</text:span></text:p>
      <text:p text:style-name="P32"><text:span text:style-name="T32_1">#<text:s/></text:span><text:span text:style-name="T32_2">Instances</text:span><text:span text:style-name="T32_3"><text:s/>(</text:span><text:span text:style-name="T32_4">KEYWORD</text:span><text:span text:style-name="T32_5">2)</text:span></text:p>
      <text:p text:style-name="P33"><text:span text:style-name="T33_1">#######################################</text:span></text:p>
      <text:p text:style-name="P34"/>
      <text:p text:style-name="P35"/>
      <text:p text:style-name="P36"><text:span text:style-name="T36_1">#######################################</text:span></text:p>
      <text:p text:style-name="P37"><text:span text:style-name="T37_1">#<text:s/></text:span><text:span text:style-name="T37_2">Constants</text:span><text:span text:style-name="T37_3"><text:s/>(</text:span><text:span text:style-name="T37_4">LITERAL</text:span><text:span text:style-name="T37_5">1)</text:span></text:p>
      <text:p text:style-name="P38"><text:span text:style-name="T38_1">#######################################</text:span></text:p>
      <text:p text:style-name="P3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